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57.997cm"/>
    </style:style>
    <style:style style:name="co7" style:family="table-column">
      <style:table-column-properties fo:break-before="auto" style:column-width="2.813cm"/>
    </style:style>
    <style:style style:name="co8" style:family="table-column">
      <style:table-column-properties fo:break-before="auto" style:column-width="2.785cm"/>
    </style:style>
    <style:style style:name="co9" style:family="table-column">
      <style:table-column-properties fo:break-before="auto" style:column-width="3.304cm"/>
    </style:style>
    <style:style style:name="co10" style:family="table-column">
      <style:table-column-properties fo:break-before="auto" style:column-width="4.066cm"/>
    </style:style>
    <style:style style:name="co11" style:family="table-column">
      <style:table-column-properties fo:break-before="auto" style:column-width="3.711cm"/>
    </style:style>
    <style:style style:name="co12" style:family="table-column">
      <style:table-column-properties fo:break-before="auto" style:column-width="2.023cm"/>
    </style:style>
    <style:style style:name="co13" style:family="table-column">
      <style:table-column-properties fo:break-before="auto" style:column-width="2.432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6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ce1" style:family="table-cell" style:parent-style-name="Default" style:data-style-name="N76"/>
  </office:automatic-styles>
  <office:body>
    <office:spreadsheet>
      <table:calculation-settings table:automatic-find-labels="false" table:use-regular-expressions="false" table:use-wildcards="true"/>
      <table:table table:name="benchmark_result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ower_mode</text:p>
          </table:table-cell>
          <table:table-cell office:value-type="string" calcext:value-type="string">
            <text:p>swap_enable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rror_message</text:p>
          </table:table-cell>
          <table:table-cell office:value-type="string" calcext:value-type="string">
            <text:p>total_duration_s</text:p>
          </table:table-cell>
          <table:table-cell office:value-type="string" calcext:value-type="string">
            <text:p>load_duration_s</text:p>
          </table:table-cell>
          <table:table-cell office:value-type="string" calcext:value-type="string">
            <text:p>prompt_eval_count</text:p>
          </table:table-cell>
          <table:table-cell office:value-type="string" calcext:value-type="string">
            <text:p>prompt_eval_duration_s</text:p>
          </table:table-cell>
          <table:table-cell office:value-type="string" calcext:value-type="string">
            <text:p>prompt_eval_rate_tps</text:p>
          </table:table-cell>
          <table:table-cell office:value-type="string" calcext:value-type="string">
            <text:p>eval_count</text:p>
          </table:table-cell>
          <table:table-cell office:value-type="string" calcext:value-type="string">
            <text:p>eval_duration_s</text:p>
          </table:table-cell>
          <table:table-cell office:value-type="string" calcext:value-type="string">
            <text:p>eval_rate_tps</text:p>
          </table:table-cell>
        </table:table-row>
        <table:table-row table:style-name="ro1">
          <table:table-cell office:value-type="date" office:date-value="2025-08-27T15:22:23.85" calcext:value-type="date">
            <text:p>2025-08-27T15:22:23,846</text:p>
          </table:table-cell>
          <table:table-cell office:value-type="string" calcext:value-type="string">
            <text:p>llama3:8b</text:p>
          </table:table-cell>
          <table:table-cell office:value-type="string" calcext:value-type="string">
            <text:p>15W</text:p>
          </table:table-cell>
          <table:table-cell office:value-type="string" calcext:value-type="string">
            <text:p>Ativado</text:p>
          </table:table-cell>
          <table:table-cell office:value-type="string" calcext:value-type="string">
            <text:p>success</text:p>
          </table:table-cell>
          <table:table-cell/>
          <table:table-cell office:value-type="string" calcext:value-type="string">
            <text:p>114.968844844</text:p>
          </table:table-cell>
          <table:table-cell office:value-type="string" calcext:value-type="string">
            <text:p>9.383878254</text:p>
          </table:table-cell>
          <table:table-cell/>
          <table:table-cell office:value-type="string" calcext:value-type="string">
            <text:p>1.994325353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1.994325353</text:p>
          </table:table-cell>
          <table:table-cell office:value-type="string" calcext:value-type="string">
            <text:p>9.03</text:p>
          </table:table-cell>
        </table:table-row>
        <table:table-row table:style-name="ro1">
          <table:table-cell office:value-type="date" office:date-value="2025-08-27T15:37:17.2" calcext:value-type="date">
            <text:p>2025-08-27T15:37:17,203</text:p>
          </table:table-cell>
          <table:table-cell office:value-type="string" calcext:value-type="string">
            <text:p>llama3.2:latest</text:p>
          </table:table-cell>
          <table:table-cell office:value-type="string" calcext:value-type="string">
            <text:p>15W</text:p>
          </table:table-cell>
          <table:table-cell office:value-type="string" calcext:value-type="string">
            <text:p>Ativado</text:p>
          </table:table-cell>
          <table:table-cell office:value-type="string" calcext:value-type="string">
            <text:p>success</text:p>
          </table:table-cell>
          <table:table-cell/>
          <table:table-cell office:value-type="string" calcext:value-type="string">
            <text:p>38.02983557</text:p>
          </table:table-cell>
          <table:table-cell office:value-type="string" calcext:value-type="string">
            <text:p>6.27895539</text:p>
          </table:table-cell>
          <table:table-cell/>
          <table:table-cell office:value-type="string" calcext:value-type="string">
            <text:p>28093.16268</text:p>
          </table:table-cell>
          <table:table-cell office:value-type="string" calcext:value-type="string">
            <text:p>70.48</text:p>
          </table:table-cell>
          <table:table-cell/>
          <table:table-cell office:value-type="string" calcext:value-type="string">
            <text:p>28093.16268</text:p>
          </table:table-cell>
          <table:table-cell office:value-type="string" calcext:value-type="string">
            <text:p>70.48</text:p>
          </table:table-cell>
        </table:table-row>
        <table:table-row table:style-name="ro1">
          <table:table-cell office:value-type="date" office:date-value="2025-08-27T15:39:52.38" calcext:value-type="date">
            <text:p>2025-08-27T15:39:52,382</text:p>
          </table:table-cell>
          <table:table-cell office:value-type="string" calcext:value-type="string">
            <text:p>deepseek-r1:1.5b</text:p>
          </table:table-cell>
          <table:table-cell office:value-type="string" calcext:value-type="string">
            <text:p>15W</text:p>
          </table:table-cell>
          <table:table-cell office:value-type="string" calcext:value-type="string">
            <text:p>Ativado</text:p>
          </table:table-cell>
          <table:table-cell office:value-type="string" calcext:value-type="string">
            <text:p>success</text:p>
          </table:table-cell>
          <table:table-cell/>
          <table:table-cell office:value-type="string" calcext:value-type="string">
            <text:p>40.248904221</text:p>
          </table:table-cell>
          <table:table-cell office:value-type="string" calcext:value-type="string">
            <text:p>8.662296531</text:p>
          </table:table-cell>
          <table:table-cell/>
          <table:table-cell office:value-type="string" calcext:value-type="string">
            <text:p>23665.17588</text:p>
          </table:table-cell>
          <table:table-cell office:value-type="string" calcext:value-type="string">
            <text:p>27.89</text:p>
          </table:table-cell>
          <table:table-cell/>
          <table:table-cell office:value-type="string" calcext:value-type="string">
            <text:p>23665.17588</text:p>
          </table:table-cell>
          <table:table-cell office:value-type="string" calcext:value-type="string">
            <text:p>27.89</text:p>
          </table:table-cell>
        </table:table-row>
        <table:table-row table:style-name="ro1">
          <table:table-cell office:value-type="date" office:date-value="2025-08-27T15:39:52.38" calcext:value-type="date">
            <text:p>2025-08-27T15:39:52,382</text:p>
          </table:table-cell>
          <table:table-cell office:value-type="string" calcext:value-type="string">
            <text:p>deepseek-r1:1.5b</text:p>
          </table:table-cell>
          <table:table-cell office:value-type="string" calcext:value-type="string">
            <text:p>15W</text:p>
          </table:table-cell>
          <table:table-cell office:value-type="string" calcext:value-type="string">
            <text:p>Ativado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TimeoutExpired (10 minutes)</text:p>
          </table:table-cell>
          <table:table-cell office:value-type="string" calcext:value-type="string">
            <text:p>40.248904221</text:p>
          </table:table-cell>
          <table:table-cell office:value-type="string" calcext:value-type="string">
            <text:p>8.662296531</text:p>
          </table:table-cell>
          <table:table-cell/>
          <table:table-cell office:value-type="string" calcext:value-type="string">
            <text:p>23665.17588</text:p>
          </table:table-cell>
          <table:table-cell office:value-type="string" calcext:value-type="string">
            <text:p>27.89</text:p>
          </table:table-cell>
          <table:table-cell/>
          <table:table-cell office:value-type="string" calcext:value-type="string">
            <text:p>23665.17588</text:p>
          </table:table-cell>
          <table:table-cell office:value-type="string" calcext:value-type="string">
            <text:p>27.89</text:p>
          </table:table-cell>
        </table:table-row>
        <table:table-row table:style-name="ro1">
          <table:table-cell office:value-type="date" office:date-value="2025-08-27T15:56:48.72" calcext:value-type="date">
            <text:p>2025-08-27T15:56:48,724</text:p>
          </table:table-cell>
          <table:table-cell office:value-type="string" calcext:value-type="string">
            <text:p>gemma:latest</text:p>
          </table:table-cell>
          <table:table-cell office:value-type="string" calcext:value-type="string">
            <text:p>15W</text:p>
          </table:table-cell>
          <table:table-cell office:value-type="string" calcext:value-type="string">
            <text:p>Ativado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[?2026h[?25l[1G⠙ [K[?25h[?2026l[?2026h[?25l[1G⠹ [K[?25h[?2026l[?2026h[?25l[1G⠸ [K[?25h[?2026l[?2026h[?25l[1G⠸ [K[?25h[?2026l[?2026h[?25l[1G⠴ [K[?25h[?2026l[?2026h[?25l[1G⠦ [K[?25h[?2026l[?2026h[?25l[1G⠦ [K[?25h[?2026l[?2026h[?25l[1G⠇ [K[?25h[?2026l[?2026h[?25l[1G⠇ [K[?25h[?2026l[?2026h[?25l[1G⠏ [K[?25h[?2026l[?2026h[?25l[1G⠋ [K[?25h[?2026l[?2026h[?25l[1G⠹ [K[?25h[?2026l[?2026h[?25l[1G⠸ [K[?25h[?2026l[?2026h[?25l[1G⠸ [K[?25h[?2026l[?2026h[?25l[1G⠼ [K[?25h[?2026l[?2026h[?25l[1G⠦ [K[?25h[?2026l[?2026h[?25l[1G⠧ [K[?25h[?2026l[?2026h[?25l[1G⠇ [K[?25h[?2026l[?2026h[?25l[1G⠇ [K[?25h[?2026l[?2026h[?25l[1G⠏ [K[?25h[?2026l[?2026h[?25l[1G⠙ [K[?25h[?2026l[?2026h[?25l[1G⠹ [K[?25h[?2026l[?2026h[?25l[1G⠹ [K[?25h[?2026l[?2026h[?25l[1G⠼ [K[?25h[?2026l[?2026h[?25l[1G⠴ [K[?25h[?2026l[?2026h[?25l[1G⠴ [K[?25h[?2026l[?2026h[?25l[1G⠦ [K[?25h[?2026l[?2026h[?25l[1G⠇ [K[?25h[?2026l[?2026h[?25l[1G⠇ [K[?25h[?2026l[?2026h[?25l[1G⠏ [K[?25h[?2026l[?2026h[?25l[1G⠋ [K[?25h[?2026l[?2026h[?25l[1G⠙ [K[?25h[?2026l[?2026h[?25l[1G⠹ [K[?25h[?2026l[?2026h[?25l[1G⠸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⠼ [K[?25h[?2026l[?2026h[?25l[1G⠦ [K[?25h[?2026l[?2026h[?25l[1G⠦ [K[?25h[?2026l[?2026h[?25l[1G⠧ [K[?25h[?2026l[?2026h[?25l[1G⠇ [K[?25h[?2026l[?2026h[?25l[1G⠏ [K[?25h[?2026l[?2026h[?25l[1G⠋ [K[?25h[?2026l[?2026h[?25l[1G⠙ [K[?25h[?2026l[?2026h[?25l[1G⠸ [K[?25h[?2026l[?2026h[?25l[1G⠼ [K[?25h[?2026l[?2026h[?25l[1G⠼ [K[?25h[?2026l[?2026h[?25l[1G⠴ [K[?25h[?2026l[?2026h[?25l[1G⠦ [K[?25h[?2026l[?2026h[?25l[1G⠧ [K[?25h[?2026l[?2026h[?25l[1G⠏ [K[?25h[?2026l[?2026h[?25l[1G⠋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⠹ [K[?25h[?2026l[?2026h[?25l[1G⠸ [K[?25h[?2026l[?2026h[?25l[1G⠼ [K[?25h[?2026l[?2026h[?25l[1G⠼ [K[?25h[?2026l[?2026h[?25l[1G⠦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⠴ [K[?25h[?2026l[?2026h[?25l[1G⠴ [K[?25h[?2026l[?2026h[?25l[1G⠦ [K[?25h[?2026l[?2026h[?25l[1G⠧ [K[?25h[?2026l[?2026h[?25l[1G⠇ [K[?25h[?2026l[?2026h[?25l[1G⠏ [K[?25h[?2026l[?2026h[?25l[1G⠙ [K[?25h[?2026l[?2026h[?25l[1G⠙ [K[?25h[?2026l[?2026h[?25l[1G⠸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⠴ [K[?25h[?2026l[?2026h[?25l[1G⠴ [K[?25h[?2026l[?2026h[?25l[1G⠦ [K[?25h[?2026l[?2026h[?25l[1G⠇ [K[?25h[?2026l[?2026h[?25l[1G⠇ [K[?25h[?2026l[?2026h[?25l[1G⠏ [K[?25h[?2026l[?2026h[?25l[1G⠋ [K[?25h[?2026l[?2026h[?25l[1G⠙ [K[?25h[?2026l[?2026h[?25l[1G⠹ [K[?25h[?2026l[?2026h[?25l[1G⠼ [K[?25h[?2026l[?2026h[?25l[1G⠼ [K[?25h[?2026l[?2026h[?25l[1G⠴ [K[?25h[?2026l[?2026h[?25l[1G⠦ [K[?25h[?2026l[?2026h[?25l[1G⠧ [K[?25h[?2026l[?2026h[?25l[1G⠏ [K[?25h[?2026l[?2026h[?25l[1G⠏ [K[?25h[?2026l[?2026h[?25l[1G⠋ [K[?25h[?2026l[?2026h[?25l[1G⠙ [K[?25h[?2026l[?2026h[?25l[1G⠸ [K[?25h[?2026l[?2026h[?25l[1G⠸ [K[?25h[?2026l[?2026h[?25l[1G⠴ [K[?25h[?2026l[?2026h[?25l[1G⠴ [K[?25h[?2026l[?2026h[?25l[1G⠦ [K[?25h[?2026l[?2026h[?25l[1G⠧ [K[?25h[?2026l[?2026h[?25l[1G⠇ [K[?25h[?2026l[?2026h[?25l[1G⠋ [K[?25h[?2026l[?2026h[?25l[1G⠋ [K[?25h[?2026l[?2026h[?25l[1G⠹ [K[?25h[?2026l[?2026h[?25l[1G⠸ [K[?25h[?2026l[?2026h[?25l[1G⠸ [K[?25h[?2026l[?2026h[?25l[1G⠼ [K[?25h[?2026l[?2026h[?25l[1G⠦ [K[?25h[?2026l[?2026h[?25l[1G⠦ [K[?25h[?2026l[?2026h[?25l[1G⠧ [K[?25h[?2026l[?2026h[?25l[1G⠏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⠹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⠸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⠼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⠙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⠦ [K[?25h[?2026l[?2026h[?25l[1G⠇ [K[?25h[?2026l[?2026h[?25l[1G⠇ [K[?25h[?2026l[?2026h[?25l[1G⠏ [K[?25h[?2026l[?2026h[?25l[1G⠋ [K[?25h[?2026l[?2026h[?25l[1G⠙ [K[?25h[?2026l[?2026h[?25l[1G⠹ [K[?25h[?2026l[?2026h[?25l[1G⠹ [K[?25h[?2026l[?2026h[?25l[1G⠼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⠧ [K[?25h[?2026l[?2026h[?25l[1G⠇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⠼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⠇ [K[?25h[?2026l[?2026h[?25l[1G⠏ [K[?25h[?2026l[?2026h[?25l[1G⠋ [K[?25h[?2026l[?2026h[?25l[1G⠙ [K[?25h[?2026l[?2026h[?25l[1G⠹ [K[?25h[?2026l[?2026h[?25l[1G⠸ [K[?25h[?2026l[?2026h[?25l[1G⠼ [K[?25h[?2026l[?2026h[?25l[1G⠼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⠦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⠙ [K[?25h[?2026l[?2026h[?25l[1G⠙ [K[?25h[?2026l[?2026h[?25l[1G⠙ [K[?25h[?2026l[?2026h[?25l[1G⠸ [K[?25h[?2026l[?2026h[?25l[1G⠼ [K[?25h[?2026l[?2026h[?25l[1G⠴ [K[?25h[?2026l[?2026h[?25l[1G⠧ [K[?25h[?2026l[?2026h[?25l[1G⠧ [K[?25h[?2026l[?2026h[?25l[1G⠏ [K[?25h[?2026l[?2026h[?25l[1G⠋ [K[?25h[?2026l[?2026h[?25l[1G⠙ [K[?25h[?2026l[?2026h[?25l[1G⠹ [K[?25h[?2026l[?2026h[?25l[1G⠼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⠦ [K[?25h[?2026l[?2026h[?25l[1G⠇ [K[?25h[?2026l[?2026h[?25l[1G⠏ [K[?25h[?2026l[?2026h[?25l[1G⠋ [K[?25h[?2026l[?2026h[?25l[1G⠙ [K[?25h[?2026l[?2026h[?25l[1G⠹ [K[?25h[?2026l[?2026h[?25l[1G⠸ [K[?25h[?2026l[?2026h[?25l[1G⠴ [K[?25h[?2026l[?2026h[?25l[1G⠴ [K[?25h[?2026l[?2026h[?25l[1G⠦ [K[?25h[?2026l[?2026h[?25l[1G⠧ [K[?25h[?2026l[?2026h[?25l[1G⠇ [K[?25h[?2026l[?2026h[?25l[1G⠏ [K[?25h[?2026l[?2026h[?25l[1G⠋ [K[?25h[?2026l[?2026h[?25l[1G⠙ [K[?25h[?2026l[?2026h[?25l[1G⠼ [K[?25h[?2026l[?2026h[?25l[1G⠦ [K[?25h[?2026l[?2026h[?25l[1G⠇ [K[?25h[?2026l[?2026h[?25l[1G⠇ [K[?25h[?2026l[?2026h[?25l[1G⠏ [K[?25h[?2026l[?2026h[?25l[1G⠋ [K[?25h[?2026l[?2026h[?25l[1G⠙ [K[?25h[?2026l[?2026h[?25l[1G⠴ [K[?25h[?2026l[?2026h[?25l[1G⠇ [K[?25h[?2026l[?2026h[?25l[1G⠇ [K[?25h[?2026l[?2026h[?25l[1G⠏ [K[?25h[?2026l[?2026h[?25l[1G⠋ [K[?25h[?2026l[?2026h[?25l[1G⠙ [K[?25h[?2026l[?2026h[?25l[1G⠙ [K[?25h[?2026l[?2026h[?25l[1G⠼ [K[?25h[?2026l[?2026h[?25l[1G⠼ [K[?25h[?2026l[?2026h[?25l[1G⠴ [K[?25h[?2026l[?2026h[?25l[1G⠦ [K[?25h[?2026l[?2026h[?25l[1G⠧ [K[?25h[?2026l[?2026h[?25l[1G⠧ [K[?25h[?2026l[?2026h[?25l[1G⠏ [K[?25h[?2026l[?2026h[?25l[1G⠋ [K[?25h[?2026l[?2026h[?25l[1G⠙ [K[?25h[?2026l[?2026h[?25l[1G⠹ [K[?25h[?2026l[?2026h[?25l[1G⠸ [K[?25h[?2026l[?2026h[?25l[1G⠦ [K[?25h[?2026l[?2026h[?25l[1G⠦ [K[?25h[?2026l[?2026h[?25l[1G⠧ [K[?25h[?2026l[?2026h[?25l[1G⠇ [K[?25h[?2026l[?2026h[?25l[1G⠏ [K[?25h[?2026l[?2026h[?25l[1G⠋ [K[?25h[?2026l[?2026h[?25l[1G⠙ [K[?25h[?2026l[?2026h[?25l[1G⠙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⠸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⠋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⠙ [K[?25h[?2026l[?2026h[?25l[1G⠹ [K[?25h[?2026l[?2026h[?25l[1G⠸ [K[?25h[?2026l[?2026h[?25l[1G⠼ [K[?25h[?2026l[?2026h[?25l[1G⠴ [K[?25h[?2026l[?2026h[?25l[1G⠴ [K[?25h[?2026l[?2026h[?25l[1G⠦ [K[?25h[?2026l[?2026h[?25l[1G⠇ [K[?25h[?2026l[?2026h[?25l[1G⠏ [K[?25h[?2026l[?2026h[?25l[1G⠋ [K[?25h[?2026l[?2026h[?25l[1G⠙ [K[?25h[?2026l[?2026h[?25l[1G⠹ [K[?25h[?2026l[?2026h[?25l[1G⠸ [K[?25h[?2026l[?2026h[?25l[1G⠸ [K[?25h[?2026l[?2026h[?25l[1G⠸ [K[?25h[?2026l[?2026h[?25l[1G⠦ [K[?25h[?2026l[?2026h[?25l[1G⠇ [K[?25h[?2026l[?2026h[?25l[1G⠇ [K[?25h[?2026l[?2026h[?25l[1G⠇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⠇ [K[?25h[?2026l[?2026h[?25l[1G⠋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⠦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⠙ [K[?25h[?2026l[?2026h[?25l[1G⠙ [K[?25h[?2026l[?2026h[?25l[1G⠹ [K[?25h[?2026l[?2026h[?25l[1G⠸ [K[?25h[?2026l[?2026h[?25l[1G⠼ [K[?25h[?2026l[?2026h[?25l[1G⠴ [K[?25h[?2026l[?2026h[?25l[1G⠧ [K[?25h[?2026l[?2026h[?25l[1G⠧ [K[?25h[?2026l[?2026h[?25l[1G⠧ [K[?25h[?2026l[?2026h[?25l[1G⠏ [K[?25h[?2026l[?2026h[?25l[1G⠏ [K[?25h[?2026l[?2026h[?25l[1G⠙ [K[?25h[?2026l[?2026h[?25l[1G⠙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⠋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⠼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⠦ [K[?25h[?2026l[?2026h[?25l[1G⠇ [K[?25h[?2026l[?2026h[?25l[1G⠏ [K[?25h[?2026l[?2026h[?25l[1G⠋ [K[?25h[?2026l[?2026h[?25l[1G⠙ [K[?25h[?2026l[?2026h[?25l[1G⠙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⠹ [K[?25h[?2026l[?2026h[?25l[1G⠸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⠇ [K[?25h[?2026l[?2026h[?25l[1G⠋ [K[?25h[?2026l[?2026h[?25l[1G⠙ [K[?25h[?2026l[?2026h[?25l[1G⠹ [K[?25h[?2026l[?2026h[?25l[1G⠸ [K[?25h[?2026l[?2026h[?25l[1G⠼ [K[?25h[?2026l[?2026h[?25l[1G⠼ [K[?25h[?2026l[?2026h[?25l[1G⠦ [K[?25h[?2026l[?2026h[?25l[1G⠦ [K[?25h[?2026l[?2026h[?25l[1G⠇ [K[?25h[?2026l[?2026h[?25l[1G⠇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⠙ [K[?25h[?2026l[?2026h[?25l[1G⠸ [K[?25h[?2026l[?2026h[?25l[1G⠼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⠸ [K[?25h[?2026l[?2026h[?25l[1G⠼ [K[?25h[?2026l[?2026h[?25l[1G⠼ [K[?25h[?2026l[?2026h[?25l[1G⠴ [K[?25h[?2026l[?2026h[?25l[1G⠦ [K[?25h[?2026l[?2026h[?25l[1G⠧ [K[?25h[?2026l[?2026h[?25l[1G⠇ [K[?25h[?2026l[?2026h[?25l[1G⠏ [K[?25h[?2026l[?2026h[?25l[1G⠋ [K[?25h[?2026l[?2026h[?25l[1G⠹ [K[?25h[?2026l[?2026h[?25l[1G⠹ [K[?25h[?2026l[?2026h[?25l[1G⠼ [K[?25h[?2026l[?2026h[?25l[1G⠴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⠧ [K[?25h[?2026l[?2026h[?25l[1G⠧ [K[?25h[?2026l[?2026h[?25l[1G⠧ [K[?25h[?2026l[?2026h[?25l[1G⠏ [K[?25h[?2026l[?2026h[?25l[1G⠋ [K[?25h[?2026l[?2026h[?25l[1G⠋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⠙ [K[?25h[?2026l[?2026h[?25l[1G⠹ [K[?25h[?2026l[?2026h[?25l[1G⠸ [K[?25h[?2026l[?2026h[?25l[1G⠼ [K[?25h[?2026l[?2026h[?25l[1G⠴ [K[?25h[?2026l[?2026h[?25l[1G⠦ [K[?25h[?2026l[?2026h[?25l[1G⠧ [K[?25h[?2026l[?2026h[?25l[1G⠧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⠴ [K[?25h[?2026l[?2026h[?25l[1G⠧ [K[?25h[?2026l[?2026h[?25l[1G⠇ [K[?25h[?2026l[?2026h[?25l[1G⠏ [K[?25h[?2026l[?2026h[?25l[1G⠋ [K[?25h[?2026l[?2026h[?25l[1G⠙ [K[?25h[?2026l[?2026h[?25l[1G⠹ [K[?25h[?2026l[?2026h[?25l[1G⠸ [K[?25h[?2026l[?2026h[?25l[1G⠴ [K[?25h[?2026l[?2026h[?25l[1G⠴ [K[?25h[?2026l[?2026h[?25l[1G⠴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⠇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⠙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⠋ [K[?25h[?2026l[?2026h[?25l[1G⠙ [K[?25h[?2026l[?2026h[?25l[1G⠹ [K[?25h[?2026l[?2026h[?25l[1G⠸ [K[?25h[?2026l[?2026h[?25l[1G⠼ [K[?25h[?2026l[?2026h[?25l[1G⠴ [K[?25h[?2026l[?2026h[?25l[1G⠦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⠹ [K[?25h[?2026l[?2026h[?25l[1G⠼ [K[?25h[?2026l[?2026h[?25l[1G⠼ [K[?25h[?2026l[?2026h[?25l[1G⠦ [K[?25h[?2026l[?2026h[?25l[1G⠧ [K[?25h[?2026l[?2026h[?25l[1G⠇ [K[?25h[?2026l[?2026h[?25l[1G⠏ [K[?25h[?2026l[?2026h[?25l[1G⠋ [K[?25h[?2026l[?2026h[?25l[1G⠙ [K[?25h[?2026l[?2026h[?25l[1G⠹ [K[?25h[?2026l[?2026h[?25l[1G⠼ [K[?25h[?2026l[?2026h[?25l[1G⠼ [K[?25h[?2026l[?2026h[?25l[1G⠴ [K[?25h[?2026l[?2026h[?25l[1G⠦ [K[?25h[?2026l[?2026h[?25l[1G⠧ [K[?25h[?2026l[?2026h[?25l[1G⠧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⠹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⠹ [K[?25h[?2026l[?2026h[?25l[1G⠹ [K[?25h[?2026l[?2026h[?25l[1G⠹ [K[?25h[?2026l[?2026h[?25l[1G⠸ [K[?25h[?2026l[?2026h[?25l[1G⠸ [K[?25h[?2026l[?2026h[?25l[1G⠴ [K[?25h[?2026l[?2026h[?25l[1G⠦ [K[?25h[?2026l[?2026h[?25l[1G⠧ [K[?25h[?2026l[?2026h[?25l[1G⠧ [K[?25h[?2026l[?2026h[?25l[1G⠇ [K[?25h[?2026l[?2026h[?25l[1G⠏ [K[?25h[?2026l[?2026h[?25l[1G⠋ [K[?25h[?2026l[?2026h[?25l[1G⠙ [K[?25h[?2026l[?2026h[?25l[1G⠹ [K[?25h[?2026l[?2026h[?25l[1G⠸ [K[?25h[?2026l[?2026h[?25l[1G⠸ [K[?25h[?2026l[?2026h[?25l[1G⠴ [K[?25h[?2026l[?2026h[?25l[1G⠦ [K[?25h[?2026l[?2026h[?25l[1G⠦ [K[?25h[?2026l[?2026h[?25l[1G⠧ [K[?25h[?2026l[?2026h[?25l[1G⠏ [K[?25h[?2026l[?2026h[?25l[1G⠋ [K[?25h[?2026l[?2026h[?25l[1G⠙ [K[?25h[?2026l[?2026h[?25l[1G⠹ [K[?25h[?2026l[?2026h[?25l[1G⠹ [K[?25h[?2026l[?2026h[?25l[1G⠼ [K[?25h[?2026l[?2026h[?25l[1G⠴ [K[?25h[?2026l[?2026h[?25l[1G⠦ [K[?25h[?2026l[?2026h[?25l[1G⠧ [K[?25h[?2026l[?2026h[?25l[1G⠧ [K[?25h[?2026l[?2026h[?25l[1G⠇ [K[?25h[?2026l[?2026h[?25l[1G⠇ [K[?25h[?2026l[?2026h[?25l[1G⠏ [K[?25h[?2026l[?2026h[?25l[1G⠙ [K[?25h[?2026l[?2026h[?25l[1G⠹ [K[?25h[?2026l[?2026h[?25l[1G⠹ [K[?25h[?2026l[?2026h[?25l[1G⠼ [K[?25h[?2026l[?2026h[?25l[1G⠴ [K[?25h[?2026l[?2026h[?25l[1G⠴ [K[?25h[?2026l[?2026h[?25l[1G⠦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⠦ [K[?25h[?2026l[?2026h[?25l[1G⠇ [K[?25h[?2026l[?2026h[?25l[1G⠏ [K[?25h[?2026l[?2026h[?25l[1G⠋ [K[?25h[?2026l[?2026h[?25l[1G⠙ [K[?25h[?2026l[?2026h[?25l[1G⠙ [K[?25h[?2026l[?2026h[?25l[1G⠸ [K[?25h[?2026l[?2026h[?25l[1G⠸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⠙ [K[?25h[?2026l[?2026h[?25l[1G⠹ [K[?25h[?2026l[?2026h[?25l[1G⠸ [K[?25h[?2026l[?2026h[?25l[1G⠼ [K[?25h[?2026l[?2026h[?25l[1G⠼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⠋ [K[?25h[?2026l[?2026h[?25l[1G⠙ [K[?25h[?2026l[?2026h[?25l[1G⠹ [K[?25h[?2026l[?2026h[?25l[1G⠸ [K[?25h[?2026l[?2026h[?25l[1G⠸ [K[?25h[?2026l[?2026h[?25l[1G⠴ [K[?25h[?2026l[?2026h[?25l[1G⠦ [K[?25h[?2026l[?2026h[?25l[1G⠇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⠋ [K[?25h[?2026l[?2026h[?25l[1G⠙ [K[?25h[?2026l[?2026h[?25l[1G⠹ [K[?25h[?2026l[?2026h[?25l[1G⠸ [K[?25h[?2026l[?2026h[?25l[1G⠴ [K[?25h[?2026l[?2026h[?25l[1G⠴ [K[?25h[?2026l[?2026h[?25l[1G⠴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⠴ [K[?25h[?2026l[?2026h[?25l[1G⠧ [K[?25h[?2026l[?2026h[?25l[1G⠇ [K[?25h[?2026l[?2026h[?25l[1G⠏ [K[?25h[?2026l[?2026h[?25l[1G⠋ [K[?25h[?2026l[?2026h[?25l[1G⠙ [K[?25h[?2026l[?2026h[?25l[1G⠙ [K[?25h[?2026l[?2026h[?25l[1G⠸ [K[?25h[?2026l[?2026h[?25l[1G⠼ [K[?25h[?2026l[?2026h[?25l[1G⠼ [K[?25h[?2026l[?2026h[?25l[1G⠦ [K[?25h[?2026l[?2026h[?25l[1G⠧ [K[?25h[?2026l[?2026h[?25l[1G⠏ [K[?25h[?2026l[?2026h[?25l[1G⠙ [K[?25h[?2026l[?2026h[?25l[1G⠙ [K[?25h[?2026l[?2026h[?25l[1G⠹ [K[?25h[?2026l[?2026h[?25l[1G⠸ [K[?25h[?2026l[?2026h[?25l[1G⠦ [K[?25h[?2026l[?2026h[?25l[1G⠧ [K[?25h[?2026l[?2026h[?25l[1G⠏ [K[?25h[?2026l[?2026h[?25l[1G⠏ [K[?25h[?2026l[?2026h[?25l[1G⠋ [K[?25h[?2026l[?2026h[?25l[1G⠙ [K[?25h[?2026l[?2026h[?25l[1G⠹ [K[?25h[?2026l[?2026h[?25l[1G⠸ [K[?25h[?2026l[?2026h[?25l[1G⠸ [K[?25h[?2026l[?2026h[?25l[1G⠴ [K[?25h[?2026l[?2026h[?25l[1G⠴ [K[?25h[?2026l[?2026h[?25l[1G⠇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⠏ [K[?25h[?2026l[?2026h[?25l[1G⠏ [K[?25h[?2026l[?2026h[?25l[1G⠙ [K[?25h[?2026l[?2026h[?25l[1G⠹ [K[?25h[?2026l[?2026h[?25l[1G⠸ [K[?25h[?2026l[?2026h[?25l[1G⠼ [K[?25h[?2026l[?2026h[?25l[1G⠴ [K[?25h[?2026l[?2026h[?25l[1G⠦ [K[?25h[?2026l[?2026h[?25l[1G⠧ [K[?25h[?2026l[?2026h[?25l[1G⠧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⠦ [K[?25h[?2026l[?2026h[?25l[1G⠇ [K[?25h[?2026l[?2026h[?25l[1G⠏ [K[?25h[?2026l[?2026h[?25l[1G⠋ [K[?25h[?2026l[?2026h[?25l[1G⠙ [K[?25h[?2026l[?2026h[?25l[1G⠹ [K[?25h[?2026l[?2026h[?25l[1G⠸ [K[?25h[?2026l[?2026h[?25l[1G⠼ [K[?25h[?2026l[?2026h[?25l[1G⠼ [K[?25h[?2026l[?2026h[?25l[1G⠦ [K[?25h[?2026l[?2026h[?25l[1G⠧ [K[?25h[?2026l[?2026h[?25l[1G⠇ [K[?25h[?2026l[?2026h[?25l[1G⠏ [K[?25h[?2026l[?2026h[?25l[1G⠙ [K[?25h[?2026l[?2026h[?25l[1G⠙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⠹ [K[?25h[?2026l[?2026h[?25l[1G⠹ [K[?25h[?2026l[?2026h[?25l[1G⠸ [K[?25h[?2026l[?2026h[?25l[1G⠼ [K[?25h[?2026l[?2026h[?25l[1G⠴ [K[?25h[?2026l[?2026h[?25l[1G⠦ [K[?25h[?2026l[?2026h[?25l[1G⠧ [K[?25h[?2026l[?2026h[?25l[1G⠇ [K[?25h[?2026l[?2026h[?25l[1G⠋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⠴ [K[?25h[?2026l[?2026h[?25l[1G⠧ [K[?25h[?2026l[?2026h[?25l[1G⠇ [K[?25h[?2026l[?2026h[?25l[1G⠋ [K[?25h[?2026l[?2026h[?25l[1G⠋ [K[?25h[?2026l[?2026h[?25l[1G⠋ [K[?25h[?2026l[?2026h[?25l[1G⠼ [K[?25h[?2026l[?2026h[?25l[1G⠼ [K[?25h[?2026l[?2026h[?25l[1G⠴ [K[?25h[?2026l[?2026h[?25l[1G⠦ [K[?25h[?2026l[?2026h[?25l[1G⠧ [K[?25h[?2026l[?2026h[?25l[1G⠇ [K[?25h[?2026l[?2026h[?25l[1G⠏ [K[?25h[?2026l[?2026h[?25l[1G⠙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⠋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⠏ [K[?25h[?2026l[?2026h[?25l[1G⠹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⠧ [K[?25h[?2026l[?2026h[?25l[1G⠧ [K[?25h[?2026l[?2026h[?25l[1G⠇ [K[?25h[?2026l[?2026h[?25l[1G⠏ [K[?25h[?2026l[?2026h[?25l[1G⠋ [K[?25h[?2026l[?2026h[?25l[1G⠙ [K[?25h[?2026l[?2026h[?25l[1G⠼ [K[?25h[?2026l[?2026h[?25l[1G⠴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⠋ [K[?25h[?2026l[?2026h[?25l[1G⠋ [K[?25h[?2026l[?2026h[?25l[1G⠹ [K[?25h[?2026l[?2026h[?25l[1G⠸ [K[?25h[?2026l[?2026h[?25l[1G⠼ [K[?25h[?2026l[?2026h[?25l[1G⠴ [K[?25h[?2026l[?2026h[?25l[1G⠦ [K[?25h[?2026l[?2026h[?25l[1G⠇ [K[?25h[?2026l[?2026h[?25l[1G⠇ [K[?25h[?2026l[?2026h[?25l[1G⠏ [K[?25h[?2026l[?2026h[?25l[1G⠏ [K[?25h[?2026l[?2026h[?25l[1G⠋ [K[?25h[?2026l[?2026h[?25l[1G⠙ [K[?25h[?2026l[?2026h[?25l[1G⠸ [K[?25h[?2026l[?2026h[?25l[1G⠼ [K[?25h[?2026l[?2026h[?25l[1G⠴ [K[?25h[?2026l[?2026h[?25l[1G⠇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⠦ [K[?25h[?2026l[?2026h[?25l[1G⠇ [K[?25h[?2026l[?2026h[?25l[1G⠏ [K[?25h[?2026l[?2026h[?25l[1G⠋ [K[?25h[?2026l[?2026h[?25l[1G⠙ [K[?25h[?2026l[?2026h[?25l[1G⠹ [K[?25h[?2026l[?2026h[?25l[1G⠸ [K[?25h[?2026l[?2026h[?25l[1G⠼ [K[?25h[?2026l[?2026h[?25l[1G⠦ [K[?25h[?2026l[?2026h[?25l[1G⠧ [K[?25h[?2026l[?2026h[?25l[1G⠇ [K[?25h[?2026l[?2026h[?25l[1G⠏ [K[?25h[?2026l[?2026h[?25l[1G⠋ [K[?25h[?2026l[?2026h[?25l[1G⠹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⠙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⠧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⠏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⠋ [K[?25h[?2026l[?2026h[?25l[1G⠋ [K[?25h[?2026l[?2026h[?25l[1G⠙ [K[?25h[?2026l[?2026h[?25l[1G⠹ [K[?25h[?2026l[?2026h[?25l[1G⠸ [K[?25h[?2026l[?2026h[?25l[1G⠴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⠴ [K[?25h[?2026l[?2026h[?25l[1G⠦ [K[?25h[?2026l[?2026h[?25l[1G⠧ [K[?25h[?2026l[?2026h[?25l[1G⠇ [K[?25h[?2026l[?2026h[?25l[1G⠏ [K[?25h[?2026l[?2026h[?25l[1G⠋ [K[?25h[?2026l[?2026h[?25l[1G⠙ [K[?25h[?2026l[?2026h[?25l[1G⠹ [K[?25h[?2026l[?2026h[?25l[1G⠸ [K[?25h[?2026l[?2026h[?25l[1G⠼ [K[?25h[?2026l[?2026h[?25l[1G⠼ [K[?25h[?2026l[?2026h[?25l[1G⠴ [K[?25h[?2026l[?2026h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65" meta:object-count="0"/>
    <meta:generator>LibreOffice/7.3.7.2$Linux_AARCH64 LibreOffice_project/30$Build-2</meta:generator>
  </office:meta>
</office:document-meta>
</file>